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bb0f" officeooo:paragraph-rsid="000cbb0f"/>
    </style:style>
    <style:style style:name="P2" style:family="paragraph" style:parent-style-name="Standard">
      <style:text-properties officeooo:rsid="000e4e04" officeooo:paragraph-rsid="000e4e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eyelim</text:p>
      <text:p text:style-name="P1"/>
      <text:p text:style-name="P2">version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3T19:03:05.754000000</dc:date>
    <meta:editing-duration>PT12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" meta:word-count="2" meta:character-count="17" meta:non-whitespace-character-count="17"/>
  </office:meta>
</office:document-meta>
</file>